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79cm" fo:margin-left="-0.203cm" table:align="left" style:writing-mode="lr-tb"/>
    </style:style>
    <style:style style:name="Tabla1.A" style:family="table-column">
      <style:table-column-properties style:column-width="4.064cm"/>
    </style:style>
    <style:style style:name="Tabla1.B" style:family="table-column">
      <style:table-column-properties style:column-width="2.032cm"/>
    </style:style>
    <style:style style:name="Tabla1.C" style:family="table-column">
      <style:table-column-properties style:column-width="6.604cm"/>
    </style:style>
    <style:style style:name="Tabla1.D" style:family="table-column">
      <style:table-column-properties style:column-width="4.09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D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la1.A2" style:family="table-cell" style:data-style-name="N37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1.B2" style:family="table-cell" style:data-style-name="N106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fo:language="es" fo:country="CO" style:language-complex="ar" style:country-complex="SA"/>
    </style:style>
    <style:style style:name="P3" style:family="paragraph" style:parent-style-name="Standard">
      <style:paragraph-properties style:snap-to-layout-grid="false"/>
      <style:text-properties fo:language="es" fo:country="CO" style:language-complex="ar" style:country-complex="SA"/>
    </style:style>
    <style:style style:name="P4" style:family="paragraph" style:parent-style-name="Standard">
      <style:paragraph-properties fo:orphans="2" fo:widows="2"/>
      <style:text-properties fo:language="es" fo:country="CO" style:language-complex="ar" style:country-complex="SA"/>
    </style:style>
    <style:style style:name="P5" style:family="paragraph" style:parent-style-name="Standard">
      <style:paragraph-properties fo:orphans="2" fo:widows="2"/>
    </style:style>
    <style:style style:name="P6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P7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language="es" fo:country="CO" fo:font-weight="bold" style:font-size-asian="18pt" style:font-weight-asian="bold" style:language-complex="ar" style:country-complex="SA"/>
    </style:style>
    <style:style style:name="P8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style:font-size-asian="12pt"/>
    </style:style>
    <style:style style:name="P9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es" fo:country="CO" style:language-complex="ar" style:country-complex="SA"/>
    </style:style>
    <style:style style:name="P10" style:family="paragraph" style:parent-style-name="Contents_20_1">
      <style:paragraph-properties>
        <style:tab-stops>
          <style:tab-stop style:position="16.51cm" style:type="right"/>
        </style:tab-stops>
      </style:paragraph-properties>
      <style:text-properties fo:language="es" fo:country="CO" style:language-complex="ar" style:country-complex="SA"/>
    </style:style>
    <style:style style:name="P11" style:family="paragraph" style:parent-style-name="Contents_20_2">
      <style:paragraph-properties>
        <style:tab-stops>
          <style:tab-stop style:position="16.51cm" style:type="right"/>
        </style:tab-stops>
      </style:paragraph-properties>
      <style:text-properties fo:language="es" fo:country="CO" style:language-complex="ar" style:country-complex="SA"/>
    </style:style>
    <style:style style:name="P12" style:family="paragraph" style:parent-style-name="Contents_20_3">
      <style:paragraph-properties>
        <style:tab-stops>
          <style:tab-stop style:position="2.822cm"/>
          <style:tab-stop style:position="16.51cm" style:type="right"/>
        </style:tab-stops>
      </style:paragraph-properties>
      <style:text-properties fo:language="es" fo:country="CO" style:language-complex="ar" style:country-complex="SA"/>
    </style:style>
    <style:style style:name="P13" style:family="paragraph" style:parent-style-name="Title">
      <style:paragraph-properties fo:text-align="end" style:justify-single-word="false"/>
      <style:text-properties fo:language="es" fo:country="CO" style:language-complex="ar" style:country-complex="SA"/>
    </style:style>
    <style:style style:name="P14" style:family="paragraph" style:parent-style-name="Title">
      <style:text-properties fo:font-size="14pt" fo:language="es" fo:country="CO" style:font-size-asian="14pt" style:language-complex="ar" style:country-complex="SA"/>
    </style:style>
    <style:style style:name="P15" style:family="paragraph" style:parent-style-name="Title">
      <style:paragraph-properties fo:break-before="page"/>
      <style:text-properties fo:language="es" fo:country="CO" style:language-complex="ar" style:country-complex="SA"/>
    </style:style>
    <style:style style:name="P16" style:family="paragraph" style:parent-style-name="Title">
      <style:paragraph-properties fo:break-before="page">
        <style:tab-stops>
          <style:tab-stop style:position="0.762cm"/>
          <style:tab-stop style:position="16.51cm" style:type="right"/>
        </style:tab-stops>
      </style:paragraph-properties>
      <style:text-properties fo:language="es" fo:country="CO" style:language-complex="ar" style:country-complex="SA"/>
    </style:style>
    <style:style style:name="P17" style:family="paragraph" style:parent-style-name="Tabletext">
      <style:paragraph-properties fo:text-align="center" style:justify-single-word="false" style:snap-to-layout-grid="false"/>
      <style:text-properties fo:language="es" fo:country="CO" fo:font-weight="bold" style:font-weight-asian="bold" style:language-complex="ar" style:country-complex="SA"/>
    </style:style>
    <style:style style:name="P18" style:family="paragraph" style:parent-style-name="Tabletext">
      <style:paragraph-properties style:snap-to-layout-grid="false"/>
      <style:text-properties fo:language="es" fo:country="CO" style:language-complex="ar" style:country-complex="SA"/>
    </style:style>
    <style:style style:name="P19" style:family="paragraph" style:parent-style-name="Standard">
      <style:paragraph-properties fo:margin-left="1.256cm" fo:margin-right="0cm" fo:text-indent="0cm" style:auto-text-indent="false"/>
      <style:text-properties fo:language="es" fo:country="CO" style:language-asian="zh" style:country-asian="CN" style:language-complex="ar" style:country-complex="SA"/>
    </style:style>
    <style:style style:name="P20" style:family="paragraph" style:parent-style-name="InfoBlue">
      <style:text-properties fo:language="es" fo:country="CO" style:language-complex="ar" style:country-complex="SA"/>
    </style:style>
    <style:style style:name="P21" style:family="paragraph" style:parent-style-name="InfoBlue">
      <style:paragraph-properties fo:text-align="justify" style:justify-single-word="false"/>
      <style:text-properties fo:color="#000000" fo:language="es" fo:country="CO" style:language-complex="ar" style:country-complex="SA"/>
    </style:style>
    <style:style style:name="P22" style:family="paragraph" style:parent-style-name="Text_20_body">
      <style:text-properties fo:language="es" fo:country="CO" style:language-complex="ar" style:country-complex="SA"/>
    </style:style>
    <style:style style:name="P23" style:family="paragraph" style:parent-style-name="Heading_20_3">
      <style:paragraph-properties fo:orphans="2" fo:widows="2"/>
      <style:text-properties fo:language="es" fo:country="CO" style:language-complex="ar" style:country-complex="SA"/>
    </style:style>
    <style:style style:name="P24" style:family="paragraph" style:parent-style-name="Heading_20_3">
      <style:paragraph-properties fo:margin-left="2.533cm" fo:margin-right="0cm" fo:orphans="2" fo:widows="2" fo:text-indent="-1.279cm" style:auto-text-indent="false">
        <style:tab-stops/>
      </style:paragraph-properties>
      <style:text-properties fo:language="es" fo:country="CO" style:language-complex="ar" style:country-complex="SA"/>
    </style:style>
    <style:style style:name="P25" style:family="paragraph" style:parent-style-name="Heading_20_3">
      <style:paragraph-properties fo:margin-left="2.533cm" fo:margin-right="0cm" fo:orphans="2" fo:widows="2" fo:text-indent="-1.279cm" style:auto-text-indent="false">
        <style:tab-stops>
          <style:tab-stop style:position="2.533cm"/>
        </style:tab-stops>
      </style:paragraph-properties>
      <style:text-properties fo:language="es" fo:country="CO" style:language-complex="ar" style:country-complex="SA"/>
    </style:style>
    <style:style style:name="P26" style:family="paragraph" style:parent-style-name="Heading_20_3">
      <style:paragraph-properties fo:margin-left="2.533cm" fo:margin-right="0cm" fo:orphans="2" fo:widows="2" fo:text-indent="-1.3cm" style:auto-text-indent="false">
        <style:tab-stops/>
      </style:paragraph-properties>
      <style:text-properties fo:language="es" fo:country="CO" style:language-complex="ar" style:country-complex="SA"/>
    </style:style>
    <style:style style:name="P27" style:family="paragraph" style:parent-style-name="Heading_20_3">
      <style:paragraph-properties fo:margin-left="2.533cm" fo:margin-right="0cm" fo:orphans="2" fo:widows="2" fo:text-indent="-1.3cm" style:auto-text-indent="false">
        <style:tab-stops/>
      </style:paragraph-properties>
    </style:style>
    <style:style style:name="P28" style:family="paragraph" style:parent-style-name="Heading_20_3">
      <style:paragraph-properties fo:margin-left="2.51cm" fo:margin-right="0cm" fo:orphans="2" fo:widows="2" fo:text-indent="-1.279cm" style:auto-text-indent="false">
        <style:tab-stops/>
      </style:paragraph-properties>
      <style:text-properties fo:language="es" fo:country="CO" style:language-complex="ar" style:country-complex="SA"/>
    </style:style>
    <style:style style:name="P29" style:family="paragraph" style:parent-style-name="Heading_20_3">
      <style:paragraph-properties fo:margin-left="2.51cm" fo:margin-right="0cm" fo:orphans="2" fo:widows="2" fo:text-indent="-1.3cm" style:auto-text-indent="false">
        <style:tab-stops/>
      </style:paragraph-properties>
      <style:text-properties fo:language="es" fo:country="CO" style:language-complex="ar" style:country-complex="SA"/>
    </style:style>
    <style:style style:name="P30" style:family="paragraph" style:parent-style-name="Heading_20_3">
      <style:paragraph-properties fo:margin-left="0cm" fo:margin-right="0cm" fo:orphans="2" fo:widows="2" fo:text-indent="1.256cm" style:auto-text-indent="false"/>
      <style:text-properties fo:language="es" fo:country="CO" style:language-complex="ar" style:country-complex="SA"/>
    </style:style>
    <style:style style:name="P31" style:family="paragraph" style:parent-style-name="Heading_20_3">
      <style:paragraph-properties fo:margin-left="0cm" fo:margin-right="0cm" fo:orphans="2" fo:widows="2" fo:text-indent="1.233cm" style:auto-text-indent="false"/>
      <style:text-properties fo:language="es" fo:country="CO" style:language-complex="ar" style:country-complex="SA"/>
    </style:style>
    <style:style style:name="P32" style:family="paragraph" style:parent-style-name="Heading_20_3">
      <style:paragraph-properties fo:margin-left="2.579cm" fo:margin-right="0cm" fo:orphans="2" fo:widows="2" fo:text-indent="-1.346cm" style:auto-text-indent="false">
        <style:tab-stops/>
      </style:paragraph-properties>
      <style:text-properties fo:language="es" fo:country="CO" style:language-complex="ar" style:country-complex="SA"/>
    </style:style>
    <style:style style:name="P33" style:family="paragraph" style:parent-style-name="Heading_20_3">
      <style:paragraph-properties fo:margin-left="2.487cm" fo:margin-right="0cm" fo:orphans="2" fo:widows="2" fo:text-indent="-1.256cm" style:auto-text-indent="false">
        <style:tab-stops/>
      </style:paragraph-properties>
      <style:text-properties fo:language="es" fo:country="CO" style:language-complex="ar" style:country-complex="SA"/>
    </style:style>
    <style:style style:name="P34" style:family="paragraph" style:parent-style-name="Heading_20_3">
      <style:paragraph-properties fo:margin-left="2.51cm" fo:margin-right="0cm" fo:orphans="2" fo:widows="2" fo:text-indent="-1.256cm" style:auto-text-indent="false">
        <style:tab-stops/>
      </style:paragraph-properties>
      <style:text-properties fo:language="es" fo:country="CO" style:language-complex="ar" style:country-complex="SA"/>
    </style:style>
    <style:style style:name="P35" style:family="paragraph" style:parent-style-name="Heading_20_3">
      <style:paragraph-properties fo:margin-left="2.51cm" fo:margin-right="0cm" fo:orphans="2" fo:widows="2" fo:text-indent="-1.256cm" style:auto-text-indent="false">
        <style:tab-stops/>
      </style:paragraph-properties>
    </style:style>
    <style:style style:name="P36" style:family="paragraph" style:parent-style-name="Heading_20_3">
      <style:paragraph-properties fo:margin-left="2.533cm" fo:margin-right="0cm" fo:orphans="2" fo:widows="2" fo:text-indent="-1.323cm" style:auto-text-indent="false">
        <style:tab-stops/>
      </style:paragraph-properties>
      <style:text-properties fo:language="es" fo:country="CO" style:language-complex="ar" style:country-complex="SA"/>
    </style:style>
    <style:style style:name="P37" style:family="paragraph" style:parent-style-name="Standard" style:list-style-name="L2">
      <style:paragraph-properties fo:orphans="2" fo:widows="2"/>
      <style:text-properties fo:language="es" fo:country="CO" style:language-complex="ar" style:country-complex="SA"/>
    </style:style>
    <style:style style:name="P38" style:family="paragraph" style:parent-style-name="Text_20_body" style:list-style-name="L1">
      <style:paragraph-properties fo:margin-left="1.871cm" fo:margin-right="0cm" fo:text-indent="-0.635cm" style:auto-text-indent="false">
        <style:tab-stops/>
      </style:paragraph-properties>
      <style:text-properties fo:language="es" fo:country="CO" style:language-complex="ar" style:country-complex="SA"/>
    </style:style>
    <style:style style:name="P39" style:family="paragraph" style:parent-style-name="Title" style:master-page-name="Standard">
      <style:paragraph-properties fo:text-align="end" style:justify-single-word="false" style:page-number="auto"/>
      <style:text-properties fo:language="es" fo:country="CO" style:language-complex="ar" style:country-complex="SA"/>
    </style:style>
    <style:style style:name="P40" style:family="paragraph" style:parent-style-name="Title" style:master-page-name="Convertir_20_1">
      <style:paragraph-properties style:page-number="auto"/>
      <style:text-properties fo:language="es" fo:country="CO" style:language-complex="ar" style:country-complex="SA"/>
    </style:style>
    <style:style style:name="P41" style:family="paragraph" style:parent-style-name="Heading_20_2">
      <style:text-properties fo:language="es" fo:country="CO" style:language-complex="ar" style:country-complex="SA"/>
    </style:style>
    <style:style style:name="P42" style:family="paragraph" style:parent-style-name="Heading_20_2">
      <style:paragraph-properties fo:orphans="2" fo:widows="2"/>
      <style:text-properties fo:language="es" fo:country="CO" style:language-complex="ar" style:country-complex="SA"/>
    </style:style>
    <style:style style:name="P43" style:family="paragraph" style:parent-style-name="Heading_20_1">
      <style:text-properties fo:language="es" fo:country="CO" style:language-complex="ar" style:country-complex="SA"/>
    </style:style>
    <style:style style:name="T1" style:family="text">
      <style:text-properties fo:language="es" fo:country="CO" style:language-complex="ar" style:country-complex="SA"/>
    </style:style>
    <style:style style:name="T2" style:family="text">
      <style:text-properties fo:language="es" fo:country="CO" fo:font-style="italic" style:language-complex="ar" style:country-complex="SA"/>
    </style:style>
    <style:style style:name="T3" style:family="text">
      <style:text-properties fo:font-size="14pt" style:font-size-asian="14pt"/>
    </style:style>
    <style:style style:name="T4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number-style style:name="N106">
      <number:number number:decimal-places="1" number:min-integer-digits="0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Herramienta case para la transformación de modelos de líneas de producción mediante MDA</text:p>
      <text:p text:style-name="P13">Glosario</text:p>
      <text:p text:style-name="P13"/>
      <text:p text:style-name="P13"><text:span text:style-name="T3">Versió</text:span><text:span text:style-name="T3">n &lt;1.0&gt;</text:span></text:p>
      <text:p text:style-name="P14"/>
      <text:p text:style-name="P2"/>
      <text:p text:style-name="P20"/>
      <text:p text:style-name="P40">Historia de Revisione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Fecha</text:p>
          </table:table-cell>
          <table:table-cell table:style-name="Tabla1.A1" office:value-type="string">
            <text:p text:style-name="P17">Versión</text:p>
          </table:table-cell>
          <table:table-cell table:style-name="Tabla1.A1" office:value-type="string">
            <text:p text:style-name="P17">Descripción</text:p>
          </table:table-cell>
          <table:table-cell table:style-name="Tabla1.D1" office:value-type="string">
            <text:p text:style-name="P17">Autor</text:p>
          </table:table-cell>
        </table:table-row>
        <table:table-row table:style-name="Tabla1.1">
          <table:table-cell table:style-name="Tabla1.A2" office:value-type="date" office:date-value="2009-08-11">
            <text:p text:style-name="P18">11/08/09</text:p>
          </table:table-cell>
          <table:table-cell table:style-name="Tabla1.B2" office:value-type="float" office:value="1">
            <text:p text:style-name="P18">1,0</text:p>
          </table:table-cell>
          <table:table-cell table:style-name="Tabla1.A1" office:value-type="string">
            <text:p text:style-name="P18">Primera versión del glosario del proyecto</text:p>
          </table:table-cell>
          <table:table-cell table:style-name="Tabla1.D1" office:value-type="string">
            <text:p text:style-name="P18">Jorge Iván Ramírez</text:p>
          </table:table-cell>
        </table:table-row>
        <table:table-row table:style-name="Tabla1.1"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D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D1" office:value-type="string">
            <text:p text:style-name="P18"/>
          </table:table-cell>
        </table:table-row>
        <table:table-row table:style-name="Tabla1.1"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A1" office:value-type="string">
            <text:p text:style-name="P18"/>
          </table:table-cell>
          <table:table-cell table:style-name="Tabla1.D1" office:value-type="string">
            <text:p text:style-name="P18"/>
          </table:table-cell>
        </table:table-row>
      </table:table>
      <text:p text:style-name="P2"/>
      <text:p text:style-name="P15">Tabla de Contenido</text:p>
      <text:table-of-content text:style-name="Sect1" text:name="Índice de contenido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1cm" style:leader-char=" " style:with-tab="false"/>
          </text:table-of-content-entry-template>
          <text:table-of-content-entry-template text:outline-level="2" text:style-name="Contents_20_2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16.51cm" style:leader-char=" " style:with-tab="false"/>
          </text:table-of-content-entry-template>
          <text:table-of-content-entry-template text:outline-level="3" text:style-name="Contents_20_3"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tab-stop style:type="left" style:position="2.822cm" style:leader-char=" " style:with-tab="false"/>
            <text:index-entry-tab-stop style:type="left" style:position="16.51cm" style:leader-char=" " style:with-tab="false"/>
          </text:table-of-content-entry-template>
          <text:table-of-content-entry-template text:outline-level="4" text:style-name="Contents_20_4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span>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13.097cm" style:leader-char="." style:with-tab="false"/>
          </text:table-of-content-entry-template>
        </text:table-of-content-source>
        <text:index-body>
          <text:p text:style-name="P10">1. Introducción<text:tab/>4</text:p>
          <text:p text:style-name="P11">1.1 Propósito<text:tab/>4</text:p>
          <text:p text:style-name="P11">1.2 Alcance<text:tab/>4</text:p>
          <text:p text:style-name="P11">1.3 Referencias<text:tab/>4</text:p>
          <text:p text:style-name="P11">1.4 Resumen<text:tab/>4</text:p>
          <text:p text:style-name="P10">2. Definiciones<text:tab/>4</text:p>
          <text:p text:style-name="P11">2.1 &lt;Palabra&gt;<text:tab/>4</text:p>
          <text:p text:style-name="P11">2.2 &lt;Otra Palabra&gt;<text:tab/>4</text:p>
          <text:p text:style-name="P11">2.3 &lt;Grupo de Palabras&gt;<text:tab/>4</text:p>
          <text:p text:style-name="P12">2.3.1 &lt;Grupo de Palabras&gt;<text:tab/>5</text:p>
          <text:p text:style-name="P12">2.3.2 &lt;Otro Grupo de Palabras&gt;<text:tab/>5</text:p>
          <text:p text:style-name="P11">2.4 &lt;Segundo Grupo de Palabras &gt;<text:tab/>5</text:p>
          <text:p text:style-name="P12">2.4.1 &lt;Otro Grupo de Palabras &gt;<text:tab/>5</text:p>
          <text:p text:style-name="P12">2.4.2 &lt;Y Otro Grupo de Palabras &gt;<text:tab/>5</text:p>
          <text:p text:style-name="P10">3. Estereotipos UML<text:tab/>5</text:p>
        </text:index-body>
      </text:table-of-content>
      <text:p text:style-name="P16">Glosario </text:p>
      <text:list xml:id="list1743928910" text:style-name="Outline">
        <text:list-item>
          <text:h text:style-name="P43" text:outline-level="1">Introducción</text:h>
        </text:list-item>
      </text:list>
      <text:p text:style-name="P20"/>
      <text:list xml:id="list1529907585" text:continue-numbering="true" text:style-name="Outline">
        <text:list-item>
          <text:list>
            <text:list-item>
              <text:h text:style-name="P41" text:outline-level="2">Propósito</text:h>
            </text:list-item>
          </text:list>
        </text:list-item>
      </text:list>
      <text:p text:style-name="P20"/>
      <text:p text:style-name="P21">El propósito del documento de glosario es exponer la terminología técnica usada dentro del proyecto “Herramienta CASE para la Transformación de Modelos de Lineas de Producción a Modelos Matemáticos“, ya que este es un proyecto de ingeniería <text:s/>donde se usa un lenguaje adecuado <text:s/>y que persona que no estén familiarizadas no entenderán fácilmente. Por ello este documento contendrá la terminología usada, explicando en términos simples en forma de diccionario su significado.</text:p>
      <text:list xml:id="list769958264" text:continue-numbering="true" text:style-name="Outline">
        <text:list-item>
          <text:list>
            <text:list-item>
              <text:h text:style-name="P41" text:outline-level="2">Alcance</text:h>
            </text:list-item>
          </text:list>
        </text:list-item>
      </text:list>
      <text:p text:style-name="P20"/>
      <text:p text:style-name="P21">El alcance de este documento es <text:s/>dar explicación a la terminología usada en todos los documentos presentados para el proyecto “Herramienta CASE para la Transformación de Modelos de Lineas de Producción a Modelos Matemáticos”, dando un significado en términos mas simples a cada una de las palabras que son consideradas técnicas y que un ingeniero con conocimientos básicos no seria capas de entender. </text:p>
      <text:list xml:id="list2103689545" text:continue-numbering="true" text:style-name="Outline">
        <text:list-item>
          <text:list>
            <text:list-item>
              <text:h text:style-name="P41" text:outline-level="2">Referencias</text:h>
            </text:list-item>
          </text:list>
        </text:list-item>
      </text:list>
      <text:p text:style-name="P20"/>
      <text:p text:style-name="P22">Este documento hace referencia a :</text:p>
      <text:list xml:id="list1500531330" text:style-name="L1">
        <text:list-item>
          <text:p text:style-name="P38">Documento de anteproyecto.</text:p>
        </text:list-item>
      </text:list>
      <text:list xml:id="list2092967714" text:continue-list="list2103689545" text:style-name="Outline">
        <text:list-item>
          <text:list>
            <text:list-item>
              <text:h text:style-name="P41" text:outline-level="2">Resumen</text:h>
            </text:list-item>
          </text:list>
        </text:list-item>
      </text:list>
      <text:p text:style-name="P20"/>
      <text:p text:style-name="P19">El documento de glosario esta compuesto por las definiciones de cada una de las palabras que son <text:tab/>consideradas como extrañas o de difícil comprensión y estas son usadas dentro de los documentos <text:tab/>presentados como parte del proyecto. Las palabras usadas serán presentadas en dos grupos importantes, las <text:tab/>palabras relacionadas con el manejo de lineas de producción y modelos matemáticos y el otro grupo que <text:tab/>sera presentado serán las palabras relacionadas con la tecnología usada</text:p>
      <text:p text:style-name="P19"/>
      <text:p text:style-name="P19"/>
      <text:p text:style-name="P19"/>
      <text:list xml:id="list526970047" text:continue-numbering="true" text:style-name="Outline">
        <text:list-item>
          <text:h text:style-name="P43" text:outline-level="1">Definiciones</text:h>
        </text:list-item>
      </text:list>
      <text:p text:style-name="P20"/>
      <text:list xml:id="list1765298126" text:continue-numbering="true" text:style-name="Outline">
        <text:list-item>
          <text:list>
            <text:list-item>
              <text:h text:style-name="P42" text:outline-level="2"><text:soft-page-break/>Modelamiento</text:h>
              <text:list>
                <text:list-item>
                  <text:h text:style-name="P24" text:outline-level="3">Abstracción: Nivel de abstracción se refiere a la cantidad de información del modelo, entre menos información, mas abstracto es el modelo.</text:h>
                </text:list-item>
                <text:list-item>
                  <text:h text:style-name="P26" text:outline-level="3">ATL: Atlas Transformation Language, es el lenguaje definido para realizar transformaciones entre modelos que cumplan con los estandartes definidos por MDA.</text:h>
                </text:list-item>
                <text:list-item>
                  <text:h text:style-name="P26" text:outline-level="3">CIM: Computer Independent Model, modelo independiente de la computación es un modelo de alto nivel de <text:s/>abstracción con la capacidad de ser entendido fácilmente. </text:h>
                </text:list-item>
                <text:list-item>
                  <text:h text:style-name="P26" text:outline-level="3">Ecore:Es un metamodelo para la descripción de modelos EMF que es capas de dar soporte en tiempo de ejecución.</text:h>
                </text:list-item>
                <text:list-item>
                  <text:h text:style-name="P26" text:outline-level="3">EMF: Eclipse Modeling Framework, es un framework para el modelamiento y generación de código basado en un modelo de datos estructurad.</text:h>
                </text:list-item>
                <text:list-item>
                  <text:h text:style-name="P26" text:outline-level="3">GMF:Grafical Modeling Framework, es un framework para la realización de editores gráficos basados en EMF.</text:h>
                </text:list-item>
                <text:list-item>
                  <text:h text:style-name="P24" text:outline-level="3">Helper: Es un componente de ATL que permite la ejecución de cogido reutilizable, de la misma forma que lo hace un método en el lenguaje Java.</text:h>
                </text:list-item>
                <text:list-item>
                  <text:h text:style-name="P26" text:outline-level="3">M2M: Model to Model, es un subproyecto de Eclipse que contempla un framework para la transformación entre modelos basado en QVT y ATL.</text:h>
                </text:list-item>
                <text:list-item>
                  <text:h text:style-name="P26" text:outline-level="3">M2T:Model to Text, es un subproyecto de Eclipse que contempla un framework para la transformación de un modelo a texto sin importar el formato, este framework esta basado en Jet y acceleo.</text:h>
                </text:list-item>
                <text:list-item>
                  <text:h text:style-name="P28" text:outline-level="3">Mapeo: Es el proceso definido dentro de los conceptos de MDA en el que se hace una transformación ya sea entre modelos o de modelo a texto.</text:h>
                </text:list-item>
                <text:list-item>
                  <text:h text:style-name="P29" text:outline-level="3">Marca: Es un concepto definido dentro de MDA, en el que se marca el modelo para guiar la transformación entre modelos, dependiendo de el modelo al que se quiera llegar. </text:h>
                </text:list-item>
                <text:list-item>
                  <text:h text:style-name="P28" text:outline-level="3">MDA:Model Driven Architecture, Es un estándar y paradigma propuesto por la OMG, en el que a partir de los diagramas hechos en el diseño, se realiza el desarrollo del proyecto de forma automática, con muy poca perdida de información.</text:h>
                </text:list-item>
                <text:list-item>
                  <text:h text:style-name="P23" text:outline-level="3">MDD:Model Driven Development.</text:h>
                </text:list-item>
                <text:list-item>
                  <text:h text:style-name="P30" text:outline-level="3">Meta-Metamodelo:Es un lenguaje que crea y es capas de definir metamodelos.</text:h>
                </text:list-item>
                <text:list-item>
                  <text:h text:style-name="P31" text:outline-level="3">Metamodelo:Es un lenguaje capas de definir modelos.</text:h>
                </text:list-item>
                <text:list-item>
                  <text:h text:style-name="P31" text:outline-level="3">Modelo:Es un conjunto de elementos que describen una realidad física o hipotética.</text:h>
                </text:list-item>
                <text:list-item>
                  <text:h text:style-name="P26" text:outline-level="3">MOF:Meta-Object Facility, es un meta-metamodelo creado por la OMG, el cual permite crear metamodelos como UML.</text:h>
                </text:list-item>
                <text:list-item>
                  <text:h text:style-name="P32" text:outline-level="3"><text:soft-page-break/>OMG:Object Management Group, Es un grupo de organizaciones y empresas dedicadas a la investigacion de estandares y tecnologias de software.</text:h>
                </text:list-item>
                <text:list-item>
                  <text:h text:style-name="P24" text:outline-level="3">PIM:Platform-Independent Model, es un modelo menos abstracto que un CIM, que es independiente de la plataforma o tecnología que se usara para la implementación.</text:h>
                </text:list-item>
                <text:list-item>
                  <text:h text:style-name="P24" text:outline-level="3">PSM: Platform-Specific Models, Modelo especifico para la plataforma es un modelo con un nivel de abstracción alto en el que la información comprende datos de la plataforma o tecnología escogida para la implementación.</text:h>
                </text:list-item>
                <text:list-item>
                  <text:h text:style-name="P27" text:outline-level="3"><text:span text:style-name="T1">QVT:</text:span><text:span text:style-name="Emphasis"><text:span text:style-name="T1">Query/View/Transformatio, es un lenguaje de transformación de modelos basado en consultas, vistas y transformaciones.</text:span></text:span></text:h>
                </text:list-item>
                <text:list-item>
                  <text:h text:style-name="P26" text:outline-level="3">Realización: Nivel de abstracción se refiere a la cantidad de información del modelo, entre menos información, menos realizado es el modelo; es lo opuesto a la abstracción.</text:h>
                </text:list-item>
                <text:list-item>
                  <text:h text:style-name="P28" text:outline-level="3">Rule: Es un componente de ATL, el cual es el encargado de realizar las transformaciones entre los modelos.</text:h>
                </text:list-item>
              </text:list>
            </text:list-item>
          </text:list>
        </text:list-item>
      </text:list>
      <text:p text:style-name="P4"/>
      <text:p text:style-name="P4"/>
      <text:list xml:id="list793729165" text:continue-numbering="true" text:style-name="Outline">
        <text:list-item>
          <text:list>
            <text:list-item>
              <text:h text:style-name="P42" text:outline-level="2">Lineas de producción</text:h>
              <text:list>
                <text:list-item>
                  <text:h text:style-name="P28" text:outline-level="3">Linea de producción: Es un sistema de fabricación de productos, en el hay un conjunto de elementos secuenciales que procesan el materia prima y cada elemento tiene un proceso diferente para realizar con la salida del proceso anterior.</text:h>
                </text:list-item>
                <text:list-item>
                  <text:h text:style-name="P33" text:outline-level="3">VAO:Visualize, Analize, Optimize, es el núcleo para la optimización de la herramienta promodel.</text:h>
                </text:list-item>
                <text:list-item>
                  <text:h text:style-name="P28" text:outline-level="3">Optimización: Es la forma de mejoramiento de una linea de producción, por medio de la maximización o minimización de una de las características de esta, para lograr un mejor desempeño.</text:h>
                </text:list-item>
              </text:list>
            </text:list-item>
          </text:list>
        </text:list-item>
      </text:list>
      <text:list xml:id="list666345621" text:style-name="L2">
        <text:list-header>
          <text:p text:style-name="P37"/>
        </text:list-header>
      </text:list>
      <text:p text:style-name="P4"/>
      <text:p text:style-name="P5"/>
      <text:p text:style-name="P4"><text:tab/></text:p>
      <text:p text:style-name="P20"/>
      <text:list xml:id="list359843643" text:continue-list="list793729165" text:style-name="Outline">
        <text:list-item>
          <text:list>
            <text:list-item>
              <text:h text:style-name="P42" text:outline-level="2"><text:soft-page-break/>Otros</text:h>
              <text:list>
                <text:list-item>
                  <text:h text:style-name="P24" text:outline-level="3">Acceleo:Es un generador de código que esta basado en MDA y trabaja con modelos y plantillas.</text:h>
                </text:list-item>
                <text:list-item>
                  <text:h text:style-name="P23" text:outline-level="3">AMM: Herramienta de optimización de modelos matemáticos.</text:h>
                </text:list-item>
                <text:list-item>
                  <text:h text:style-name="P28" text:outline-level="3">Componente: Se denomina componente a un elemento con una funcion especifica que hace parte de algo mas grande.</text:h>
                </text:list-item>
                <text:list-item>
                  <text:h text:style-name="P23" text:outline-level="3">Demo: Demostración de un prototipo de una funcionalidad.</text:h>
                </text:list-item>
                <text:list-item>
                  <text:h text:style-name="P26" text:outline-level="3">Drag and drop:Arrastrar y soltar, es una técnica muy útil e intuitiva para manejar interfaces gráficas de usuario.</text:h>
                </text:list-item>
                <text:list-item>
                  <text:h text:style-name="P28" text:outline-level="3">Framework: Es una estructura de software con una función especifica, que puede ser unida a otros y que es capas de desarrollar piezas de software.</text:h>
                </text:list-item>
                <text:list-item>
                  <text:h text:style-name="P34" text:outline-level="3">Herramienta CASE: Herramienta asistida por computados para tareas especificas que facilitan el uso al usuario.</text:h>
                </text:list-item>
                <text:list-item>
                  <text:h text:style-name="P35" text:outline-level="3"><text:span text:style-name="T1">IDE: </text:span><text:span text:style-name="T2">Integrated Development Environment,</text:span><text:span text:style-name="T1">Entorno de desarrollo Integrado es una herramienta de software compuesta por <text:s/>diferentes aplicaciones capaces de crear piezas de software.</text:span></text:h>
                </text:list-item>
                <text:list-item>
                  <text:h text:style-name="P34" text:outline-level="3">Interface: El la forma que en que una componente de software expone sus funciones para que sean accedidos por otros.</text:h>
                </text:list-item>
                <text:list-item>
                  <text:h text:style-name="P28" text:outline-level="3">Iteración: Dentro de la metodología OpenUP es el ciclo por que para el proyecto para mostrar un demo al cliente</text:h>
                </text:list-item>
                <text:list-item>
                  <text:h text:style-name="P26" text:outline-level="3">Micro-Incremento: Dentro de la metodología OpenUP es un paquete de entregables que no deben demorar mas de un par de días en su construcción.</text:h>
                </text:list-item>
                <text:list-item>
                  <text:h text:style-name="P26" text:outline-level="3">Modelo Matemático:Es un modelo científico que permite la representación de una realidad por medio de una función matemática.</text:h>
                </text:list-item>
                <text:list-item>
                  <text:h text:style-name="P28" text:outline-level="3">Plugin:Es un complemento que permite aumentar las funcionalidad de una aplicación dentro de un IDE.</text:h>
                </text:list-item>
                <text:list-item>
                  <text:h text:style-name="P28" text:outline-level="3">RCP:Rich Client Plataform, Es una herramienta que tiene una funcionalidad especifica como la del plugin, pero funciona de manera independiente al IDE.</text:h>
                </text:list-item>
                <text:list-item>
                  <text:h text:style-name="P36" text:outline-level="3">RUP:<text:span text:style-name="T4">Rational Unified Process metodologi propuesta por IBM para administracion de proyectos de desarrollo de software.</text:span></text:h>
                </text:list-item>
                <text:list-item>
                  <text:h text:style-name="P25" text:outline-level="3">Subversion: Sistema de versionamiento de archivos, que permite llevar un historial y fácil manejo de proyecto de desarrollo grupales.</text:h>
                </text:list-item>
                <text:list-item>
                  <text:h text:style-name="P23" text:outline-level="3">Velocity: Asi como Acceleo, velocity es un generador de código a base de plantillas.</text:h>
                </text:list-item>
                <text:list-item>
                  <text:h text:style-name="P28" text:outline-level="3"><text:soft-page-break/>XMI: XML Metadata Interchange, es el estandar de la OMG para el transporte de modelos entre herramientas de diagramacion UML. </text:h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Lohit Hindi1" svg:font-family="'Lohit Hindi'"/>
    <style:font-face style:name="OpenSymbol" svg:font-family="OpenSymbol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s" fo:country="CO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fo:keep-together="always" fo:text-indent="0cm" style:auto-text-indent="false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list-style-name="Outline" style:class="text">
      <style:paragraph-properties fo:margin-left="1.27cm" fo:margin-right="0cm" fo:margin-top="0.212cm" fo:margin-bottom="0.106cm" fo:text-indent="-1.27cm" style:auto-text-indent="false" fo:keep-with-next="always"/>
      <style:text-properties style:font-name="Arial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list-style-name="Outline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list-style-name="Outline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list-style-name="Outline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list-style-name="Outline" style:class="text">
      <style:paragraph-properties fo:margin-left="5.08cm" fo:margin-right="0cm" fo:margin-top="0.423cm" fo:margin-bottom="0.106cm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list-style-name="Outline" style:class="text">
      <style:paragraph-properties fo:margin-left="5.08cm" fo:margin-right="0cm" fo:margin-top="0.423cm" fo:margin-bottom="0.106cm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list-style-name="Outline" style:class="text">
      <style:paragraph-properties fo:margin-left="5.08cm" fo:margin-right="0cm" fo:margin-top="0.423cm" fo:margin-bottom="0.106cm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list-style-name="Outline" style:class="text">
      <style:paragraph-properties fo:margin-left="5.08cm" fo:margin-right="0cm" fo:margin-top="0.423cm" fo:margin-bottom="0.106cm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list-style-name="Outline" style:class="text">
      <style:paragraph-properties fo:margin-left="5.08cm" fo:margin-right="0cm" fo:margin-top="0.423cm" fo:margin-bottom="0.106cm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fo:text-align="justify" style:justify-single-word="false" fo:text-indent="0cm" style:auto-text-indent="false"/>
      <style:text-properties fo:color="#000000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/>
    </style:style>
    <style:style style:name="Subtitle" style:family="paragraph" style:parent-style-name="Standard" style:next-style-name="Text_20_body" style:class="chapter">
      <style:paragraph-properties fo:margin-top="0cm" fo:margin-bottom="0.106cm" fo:text-align="center" style:justify-single-word="false"/>
      <style:text-properties style:font-name="Arial" fo:font-size="18pt" fo:language="en" fo:country="AU" fo:font-style="italic" style:font-size-asian="18pt" style:font-style-asian="italic"/>
    </style:style>
    <style:style style:name="Sangría_20_normal" style:display-name="Sangría normal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 fo:margin-right="0cm" fo:text-indent="0cm" style:auto-text-indent="false">
        <style:tab-stops>
          <style:tab-stop style:position="2.822cm"/>
          <style:tab-stop style:position="16.51cm" style:type="right"/>
        </style:tab-stops>
      </style:paragraph-properties>
      <style:text-properties fo:language="zxx" fo:country="none" style:language-asian="zxx" style:country-asian="none" style:font-size-complex="12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ain_20_Title" style:display-name="Main Title" style:family="paragraph" style:parent-style-name="Standard">
      <style:paragraph-properties fo:margin-top="0.847cm" fo:margin-bottom="0.106cm" fo:line-height="100%" fo:text-align="center" style:justify-single-word="false"/>
      <style:text-properties style:font-name="Arial" fo:font-size="16pt" fo:font-weight="bold" style:letter-kerning="true" style:font-size-asian="16pt" style:font-weight-asian="bold"/>
    </style:style>
    <style:style style:name="Bullet1" style:family="paragraph" style:parent-style-name="Standard" style:list-style-name="WW8StyleNum">
      <style:paragraph-properties fo:margin-left="1.27cm" fo:margin-right="0cm" fo:text-indent="-0.762cm" style:auto-text-indent="false"/>
    </style:style>
    <style:style style:name="Tabletext" style:family="paragraph" style:parent-style-name="Standard">
      <style:paragraph-properties fo:margin-top="0cm" fo:margin-bottom="0.212cm" fo:keep-together="always"/>
    </style:style>
    <style:style style:name="Bullet2" style:family="paragraph" style:parent-style-name="Standard" style:list-style-name="WW8StyleNum1">
      <style:paragraph-properties fo:margin-left="2.54cm" fo:margin-right="0cm" fo:text-indent="-0.635cm" style:auto-text-indent="false"/>
      <style:text-properties fo:color="#000080"/>
    </style:style>
    <style:style style:name="Mapa_20_del_20_documento" style:display-name="Mapa del documento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note" style:family="paragraph" style:parent-style-name="Standard" style:class="extra">
      <style:paragraph-properties fo:margin-left="0.635cm" fo:margin-right="0cm" fo:margin-top="0.071cm" fo:margin-bottom="0.071cm" fo:keep-together="always" fo:text-indent="-0.635cm" style:auto-text-indent="false" fo:padding="0cm" fo:border-left="none" fo:border-right="none" fo:border-top="none" fo:border-bottom="0.018cm solid #000000" fo:keep-with-next="always"/>
      <style:text-properties style:font-name="Helvetica" fo:font-size="8pt" style:font-size-asian="8pt"/>
    </style:style>
    <style:style style:name="Paragraph1" style:family="paragraph" style:parent-style-name="Standard">
      <style:paragraph-properties fo:margin-top="0.141cm" fo:margin-bottom="0cm" fo:line-height="100%" fo:text-align="justify" style:justify-single-word="false"/>
    </style:style>
    <style:style style:name="Paragraph3" style:family="paragraph" style:parent-style-name="Standard">
      <style:paragraph-properties fo:margin-left="2.699cm" fo:margin-right="0cm" fo:margin-top="0.141cm" fo:margin-bottom="0cm" fo:line-height="100%" fo:text-align="justify" style:justify-single-word="false" fo:text-indent="0cm" style:auto-text-indent="false"/>
    </style:style>
    <style:style style:name="Paragraph4" style:family="paragraph" style:parent-style-name="Standard">
      <style:paragraph-properties fo:margin-left="3.969cm" fo:margin-right="0cm" fo:margin-top="0.141cm" fo:margin-bottom="0cm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fo:line-height="100%" fo:text-align="justify" style:justify-single-word="false" fo:orphans="2" fo:widows="2"/>
      <style:text-properties style:font-name="Book Antiqua"/>
    </style:style>
    <style:style style:name="Bullet" style:family="paragraph" style:parent-style-name="Standard">
      <style:paragraph-properties fo:margin-left="1.27cm" fo:margin-right="0.635cm" fo:margin-top="0.212cm" fo:margin-bottom="0cm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/>
    </style:style>
    <style:style style:name="InfoBlue" style:family="paragraph" style:parent-style-name="Standard" style:next-style-name="Text_20_body">
      <style:paragraph-properties fo:margin-left="1.27cm" fo:margin-right="0cm" fo:margin-top="0cm" fo:margin-bottom="0.212cm" fo:text-indent="0cm" style:auto-text-indent="false"/>
      <style:text-properties fo:color="#0000ff" fo:font-style="italic" style:font-style-asian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WW8Num3z0" style:family="text">
      <style:text-properties style:font-name="Symbol"/>
    </style:style>
    <style:style style:name="WW8Num4z0" style:family="text">
      <style:text-properties style:font-name="Symbol"/>
    </style:style>
    <style:style style:name="WW8Num5z0" style:family="text">
      <style:text-properties style:font-name="Symbol"/>
    </style:style>
    <style:style style:name="WW8Num6z0" style:family="text">
      <style:text-properties style:font-name="Symbol"/>
    </style:style>
    <style:style style:name="WW8Num7z0" style:family="text">
      <style:text-properties style:font-name="Symbol"/>
    </style:style>
    <style:style style:name="WW8Num8z0" style:family="text">
      <style:text-properties style:font-name="Symbol"/>
    </style:style>
    <style:style style:name="WW8Num9z0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Symbol"/>
    </style:style>
    <style:style style:name="WW8Num12z0" style:family="text">
      <style:text-properties style:font-name="Symbol"/>
    </style:style>
    <style:style style:name="WW8Num13z0" style:family="text">
      <style:text-properties style:font-name="Symbol"/>
    </style:style>
    <style:style style:name="WW8Num14z0" style:family="text">
      <style:text-properties style:font-name="Symbol"/>
    </style:style>
    <style:style style:name="WW8Num15z0" style:family="text">
      <style:text-properties style:font-name="Symbol"/>
    </style:style>
    <style:style style:name="WW8Num16z0" style:family="text">
      <style:text-properties style:font-name="Symbol"/>
    </style:style>
    <style:style style:name="WW8Num17z0" style:family="text">
      <style:text-properties style:font-name="Symbol"/>
    </style:style>
    <style:style style:name="WW8Num18z0" style:family="text">
      <style:text-properties style:font-name="Symbol"/>
    </style:style>
    <style:style style:name="WW8Num19z0" style:family="text">
      <style:text-properties style:font-name="Symbol"/>
    </style:style>
    <style:style style:name="WW8Num20z0" style:family="text">
      <style:text-properties style:font-name="Symbol"/>
    </style:style>
    <style:style style:name="WW8NumSt2z0" style:family="text">
      <style:text-properties style:font-name="Symbol"/>
    </style:style>
    <style:style style:name="WW8NumSt7z0" style:family="text">
      <style:text-properties style:font-name="Symbol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 style:parent-style-name="Fuente_20_de_20_párrafo_20_predeter.">
      <style:text-properties style:text-position="super 58%" fo:font-size="10pt" style:font-size-asian="10pt"/>
    </style:style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762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1">
      <text:list-level-style-number text:level="1" style:num-format="">
        <style:list-level-properties text:min-label-width="0.635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3" style:family="table">
      <style:table-properties style:width="16.886cm" fo:margin-left="-0.203cm" table:align="left" style:writing-mode="lr-tb"/>
    </style:style>
    <style:style style:name="Tabla3.A" style:family="table-column">
      <style:table-column-properties style:column-width="11.252cm"/>
    </style:style>
    <style:style style:name="Tabla3.B" style:family="table-column">
      <style:table-column-properties style:column-width="5.634cm"/>
    </style:style>
    <style:style style:name="Tabla3.1" style:family="table-row">
      <style:table-row-properties style:keep-together="true"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3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018cm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style:font-name="Arial" fo:font-size="18pt" fo:language="es" fo:country="CO" fo:font-weight="bold" style:font-size-asian="18pt" style:font-weight-asian="bold" style:language-complex="ar" style:country-complex="SA"/>
    </style:style>
    <style:style style:name="MP4" style:family="paragraph" style:parent-style-name="Standard">
      <style:paragraph-properties fo:text-align="end" style:justify-single-word="false" fo:padding-left="0cm" fo:padding-right="0cm" fo:padding-top="0cm" fo:padding-bottom="0.035cm" fo:border-left="none" fo:border-right="none" fo:border-top="none" fo:border-bottom="0.018cm solid #000000"/>
      <style:text-properties fo:font-size="12pt" style:font-size-asian="12pt"/>
    </style:style>
    <style:style style:name="MP5" style:family="paragraph" style:parent-style-name="Standard">
      <style:paragraph-properties style:snap-to-layout-grid="false"/>
      <style:text-properties fo:language="es" fo:country="CO" style:language-complex="ar" style:country-complex="SA"/>
    </style:style>
    <style:style style:name="MP6" style:family="paragraph" style:parent-style-name="Standard">
      <style:paragraph-properties fo:margin-left="0cm" fo:margin-right="0.12cm" fo:margin-top="0.071cm" fo:margin-bottom="0cm" fo:text-indent="0cm" style:auto-text-indent="false" style:snap-to-layout-grid="false">
        <style:tab-stops>
          <style:tab-stop style:position="2.002cm"/>
        </style:tab-stops>
      </style:paragraph-properties>
      <style:text-properties fo:language="es" fo:country="CO" style:language-complex="ar" style:country-complex="SA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Programa de Ingeniería de Sistemas</text:p>
        <text:p text:style-name="MP4"/>
        <text:p text:style-name="Header"/>
      </style:head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ir_20_1" style:display-name="Convertir 1" style:page-layout-name="Mpm2">
      <style:header>
        <text:p text:style-name="Header"/>
        <table:table table:name="Tabla3" table:style-name="Tabla3">
          <table:table-column table:style-name="Tabla3.A"/>
          <table:table-column table:style-name="Tabla3.B"/>
          <table:table-row table:style-name="Tabla3.1">
            <table:table-cell table:style-name="Tabla3.A1" office:value-type="string">
              <text:p text:style-name="MP5">Herramienta CASE para la transformación de modelos de lineas de producción mediante MDA</text:p>
            </table:table-cell>
            <table:table-cell table:style-name="Tabla3.B1" office:value-type="string">
              <text:p text:style-name="MP6"><text:s text:c="2"/>Versión: <text:s text:c="10"/>1.0</text:p>
            </table:table-cell>
          </table:table-row>
          <table:table-row table:style-name="Tabla3.1">
            <table:table-cell table:style-name="Tabla3.A1" office:value-type="string">
              <text:p text:style-name="MP5">Glosario</text:p>
            </table:table-cell>
            <table:table-cell table:style-name="Tabla3.B1" office:value-type="string">
              <text:p text:style-name="MP5"><text:s text:c="2"/>Fecha: <text:s/>11/08/2009</text:p>
            </table:table-cell>
          </table:table-row>
          <table:table-row table:style-name="Tabla3.1">
            <table:table-cell table:style-name="Tabla3.B1" table:number-columns-spanned="2" office:value-type="string">
              <text:p text:style-name="MP5">Glosario</text:p>
            </table:table-cell>
            <table:covered-table-cell/>
          </table:table-row>
        </table:table>
        <text:p text:style-name="Standard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Glossary</dc:title>
    <dc:subject>&lt;Project Name&gt;</dc:subject>
    <meta:creation-date>2009-09-12T15:40:31</meta:creation-date>
    <meta:editing-cycles>7</meta:editing-cycles>
    <meta:editing-duration>PT00H31M24S</meta:editing-duration>
    <meta:initial-creator>shinkei gentatsu</meta:initial-creator>
    <dc:date>2009-09-12T20:33:07</dc:date>
    <dc:creator>shinkei gentatsu</dc:creator>
    <meta:generator>OpenOffice.org/3.1$Unix OpenOffice.org_project/310m19$Build-9420</meta:generator>
    <meta:document-statistic meta:table-count="2" meta:image-count="0" meta:object-count="0" meta:page-count="8" meta:paragraph-count="94" meta:word-count="1293" meta:character-count="8186"/>
  </office:meta>
</office:document-meta>
</file>